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SEGUIMIENTO_5f_DE_5f_SALIDA" style:display-name="TABLA_SEGUIMIENTO_DE_SALIDA" style:family="table">
      <style:table-properties style:width="10.1181in" fo:margin-left="0in" fo:margin-right="0in" table:align="margins"/>
    </style:style>
    <style:style style:name="TABLA_5f_SEGUIMIENTO_5f_DE_5f_SALIDA.A" style:display-name="TABLA_SEGUIMIENTO_DE_SALIDA.A" style:family="table-column">
      <style:table-column-properties style:column-width="1.0181in" style:rel-column-width="6595*"/>
    </style:style>
    <style:style style:name="TABLA_5f_SEGUIMIENTO_5f_DE_5f_SALIDA.B" style:display-name="TABLA_SEGUIMIENTO_DE_SALIDA.B" style:family="table-column">
      <style:table-column-properties style:column-width="1.0799in" style:rel-column-width="6993*"/>
    </style:style>
    <style:style style:name="TABLA_5f_SEGUIMIENTO_5f_DE_5f_SALIDA.C" style:display-name="TABLA_SEGUIMIENTO_DE_SALIDA.C" style:family="table-column">
      <style:table-column-properties style:column-width="1.3368in" style:rel-column-width="8657*"/>
    </style:style>
    <style:style style:name="TABLA_5f_SEGUIMIENTO_5f_DE_5f_SALIDA.E" style:display-name="TABLA_SEGUIMIENTO_DE_SALIDA.E" style:family="table-column">
      <style:table-column-properties style:column-width="1.3368in" style:rel-column-width="8659*"/>
    </style:style>
    <style:style style:name="TABLA_5f_SEGUIMIENTO_5f_DE_5f_SALIDA.H" style:display-name="TABLA_SEGUIMIENTO_DE_SALIDA.H" style:family="table-column">
      <style:table-column-properties style:column-width="1.3368in" style:rel-column-width="8658*"/>
    </style:style>
    <style:style style:name="TABLA_5f_SEGUIMIENTO_5f_DE_5f_SALIDA.1" style:display-name="TABLA_SEGUIMIENTO_DE_SALIDA.1" style:family="table-row">
      <style:table-row-properties fo:keep-together="auto"/>
    </style:style>
    <style:style style:name="TABLA_5f_SEGUIMIENTO_5f_DE_5f_SALIDA.A1" style:display-name="TABLA_SEGUIMIENTO_DE_SALIDA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SEGUIMIENTO_5f_DE_5f_SALIDA.H1" style:display-name="TABLA_SEGUIMIENTO_DE_SALIDA.H1" style:family="table-cell">
      <style:table-cell-properties fo:background-color="#dddddd" fo:padding="0.0382in" fo:border="0.05pt solid #000000">
        <style:background-image/>
      </style:table-cell-properties>
    </style:style>
    <style:style style:name="TABLA_5f_SEGUIMIENTO_5f_DE_5f_SALIDA.2" style:display-name="TABLA_SEGUIMIENTO_DE_SALIDA.2" style:family="table-row">
      <style:table-row-properties style:min-row-height="0.4674in" fo:keep-together="auto"/>
    </style:style>
    <style:style style:name="TABLA_5f_SEGUIMIENTO_5f_DE_5f_SALIDA.A2" style:display-name="TABLA_SEGUIMIENTO_DE_SALIDA.A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B2" style:display-name="TABLA_SEGUIMIENTO_DE_SALIDA.B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C2" style:display-name="TABLA_SEGUIMIENTO_DE_SALIDA.C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D2" style:display-name="TABLA_SEGUIMIENTO_DE_SALIDA.D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E2" style:display-name="TABLA_SEGUIMIENTO_DE_SALIDA.E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F2" style:display-name="TABLA_SEGUIMIENTO_DE_SALIDA.F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G2" style:display-name="TABLA_SEGUIMIENTO_DE_SALIDA.G2" style:family="table-cell">
      <style:table-cell-properties fo:padding="0.0382in" fo:border-left="0.05pt solid #000000" fo:border-right="none" fo:border-top="none" fo:border-bottom="0.05pt solid #000000"/>
    </style:style>
    <style:style style:name="TABLA_5f_SEGUIMIENTO_5f_DE_5f_SALIDA.H2" style:display-name="TABLA_SEGUIMIENTO_DE_SALIDA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4f597" officeooo:paragraph-rsid="0044f597" style:font-name-asian="Arial" style:font-size-asian="15pt" style:font-weight-asian="bold" style:font-name-complex="Arial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rsid="0044102e" officeooo:paragraph-rsid="0044102e" style:font-name-asian="Arial" style:font-size-asian="11pt" style:font-name-complex="Arial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1eb3f2" style:font-size-asian="11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0e2ac" officeooo:paragraph-rsid="0040e2ac" style:font-name-asian="Arial" style:font-size-asian="11pt" style:font-name-complex="Arial" style:font-size-complex="11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27bbc" officeooo:paragraph-rsid="00427bbc" style:font-name-asian="Arial" style:font-size-asian="11pt" style:font-name-complex="Arial" style:font-size-complex="11pt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4102e" officeooo:paragraph-rsid="0044102e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be13" officeooo:paragraph-rsid="0045be13" style:font-name-asian="Arial" style:font-size-asian="11pt" style:font-name-complex="Arial" style:font-size-complex="11pt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d75fb" officeooo:paragraph-rsid="003d75fb" style:font-name-asian="Arial" style:font-size-asian="11pt" style:font-weight-asian="bold" style:font-name-complex="Arial" style:font-size-complex="11pt" style:font-weight-complex="bold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27bbc" officeooo:paragraph-rsid="00427bbc" style:font-name-asian="Arial" style:font-size-asian="11pt" style:font-weight-asian="bold" style:font-name-complex="Arial" style:font-size-complex="11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4102e" officeooo:paragraph-rsid="0044102e" style:font-name-asian="Arial" style:font-size-asian="11pt" style:font-weight-asian="bold" style:font-name-complex="Arial" style:font-size-complex="11pt" style:font-weight-complex="bold"/>
    </style:style>
    <style:style style:name="P21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5f241" officeooo:paragraph-rsid="0045f241" style:font-name-asian="Arial" style:font-size-asian="11pt" style:font-name-complex="Arial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fo:font-weight="bold" officeooo:rsid="003331a7" style:font-weight-asian="bold" style:font-weight-complex="bold"/>
    </style:style>
    <style:style style:name="T4" style:family="text">
      <style:text-properties officeooo:rsid="003331a7"/>
    </style:style>
    <style:style style:name="T5" style:family="text">
      <style:text-properties officeooo:rsid="0044102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"/>
      <text:p text:style-name="P3"/>
      <text:p text:style-name="P11"/>
      <text:p text:style-name="P12"/>
      <text:p text:style-name="P13">Teatro Nacional Cervantes</text:p>
      <text:p text:style-name="P2">Seguimiento de salida (Consumos y transferencias)</text:p>
      <text:p text:style-name="P5"/>
      <text:p text:style-name="P9"><text:span text:style-name="T1">Fecha</text:span><text:span text:style-name="T2">: [FECHA]</text:span></text:p>
      <text:p text:style-name="P10"/>
      <text:p text:style-name="P6"/>
      <table:table table:name="TABLA_SEGUIMIENTO_DE_SALIDA" table:style-name="TABLA_5f_SEGUIMIENTO_5f_DE_5f_SALIDA">
        <table:table-column table:style-name="TABLA_5f_SEGUIMIENTO_5f_DE_5f_SALIDA.A"/>
        <table:table-column table:style-name="TABLA_5f_SEGUIMIENTO_5f_DE_5f_SALIDA.B"/>
        <table:table-column table:style-name="TABLA_5f_SEGUIMIENTO_5f_DE_5f_SALIDA.C" table:number-columns-repeated="2"/>
        <table:table-column table:style-name="TABLA_5f_SEGUIMIENTO_5f_DE_5f_SALIDA.E"/>
        <table:table-column table:style-name="TABLA_5f_SEGUIMIENTO_5f_DE_5f_SALIDA.C"/>
        <table:table-column table:style-name="TABLA_5f_SEGUIMIENTO_5f_DE_5f_SALIDA.E"/>
        <table:table-column table:style-name="TABLA_5f_SEGUIMIENTO_5f_DE_5f_SALIDA.H"/>
        <table:table-row table:style-name="TABLA_5f_SEGUIMIENTO_5f_DE_5f_SALIDA.1">
          <table:table-cell table:style-name="TABLA_5f_SEGUIMIENTO_5f_DE_5f_SALIDA.A1" office:value-type="string">
            <text:p text:style-name="P18">Fecha</text:p>
          </table:table-cell>
          <table:table-cell table:style-name="TABLA_5f_SEGUIMIENTO_5f_DE_5f_SALIDA.A1" office:value-type="string">
            <text:p text:style-name="P18">Comprobante </text:p>
          </table:table-cell>
          <table:table-cell table:style-name="TABLA_5f_SEGUIMIENTO_5f_DE_5f_SALIDA.A1" office:value-type="string">
            <text:p text:style-name="P19">Clase</text:p>
          </table:table-cell>
          <table:table-cell table:style-name="TABLA_5f_SEGUIMIENTO_5f_DE_5f_SALIDA.A1" office:value-type="string">
            <text:p text:style-name="P18">Codigo</text:p>
          </table:table-cell>
          <table:table-cell table:style-name="TABLA_5f_SEGUIMIENTO_5f_DE_5f_SALIDA.A1" office:value-type="string">
            <text:p text:style-name="P18">Nombre</text:p>
          </table:table-cell>
          <table:table-cell table:style-name="TABLA_5f_SEGUIMIENTO_5f_DE_5f_SALIDA.A1" office:value-type="string">
            <text:p text:style-name="P20">Destino</text:p>
          </table:table-cell>
          <table:table-cell table:style-name="TABLA_5f_SEGUIMIENTO_5f_DE_5f_SALIDA.A1" office:value-type="string">
            <text:p text:style-name="P18">Cantidad</text:p>
          </table:table-cell>
          <table:table-cell table:style-name="TABLA_5f_SEGUIMIENTO_5f_DE_5f_SALIDA.H1" office:value-type="string">
            <text:p text:style-name="P20">Operación</text:p>
          </table:table-cell>
        </table:table-row>
        <table:table-row table:style-name="TABLA_5f_SEGUIMIENTO_5f_DE_5f_SALIDA.2">
          <table:table-cell table:style-name="TABLA_5f_SEGUIMIENTO_5f_DE_5f_SALIDA.A2" office:value-type="string">
            <text:p text:style-name="P22">[FECHA_SALIDA]</text:p>
          </table:table-cell>
          <table:table-cell table:style-name="TABLA_5f_SEGUIMIENTO_5f_DE_5f_SALIDA.B2" office:value-type="string">
            <text:p text:style-name="P14">[COMPROBANTE]</text:p>
          </table:table-cell>
          <table:table-cell table:style-name="TABLA_5f_SEGUIMIENTO_5f_DE_5f_SALIDA.C2" office:value-type="string">
            <text:p text:style-name="P15">[CLASE]</text:p>
          </table:table-cell>
          <table:table-cell table:style-name="TABLA_5f_SEGUIMIENTO_5f_DE_5f_SALIDA.D2" office:value-type="string">
            <text:p text:style-name="P14">[CODIGO]</text:p>
          </table:table-cell>
          <table:table-cell table:style-name="TABLA_5f_SEGUIMIENTO_5f_DE_5f_SALIDA.E2" office:value-type="string">
            <text:p text:style-name="P14">[NOMBRE]</text:p>
          </table:table-cell>
          <table:table-cell table:style-name="TABLA_5f_SEGUIMIENTO_5f_DE_5f_SALIDA.F2" office:value-type="string">
            <text:p text:style-name="P17">[DESTINO]</text:p>
          </table:table-cell>
          <table:table-cell table:style-name="TABLA_5f_SEGUIMIENTO_5f_DE_5f_SALIDA.G2" office:value-type="string">
            <text:p text:style-name="P14">[CANTIDAD]</text:p>
          </table:table-cell>
          <table:table-cell table:style-name="TABLA_5f_SEGUIMIENTO_5f_DE_5f_SALIDA.H2" office:value-type="string">
            <text:p text:style-name="P16">[OPERACION]</text:p>
          </table:table-cell>
        </table:table-row>
      </table:table>
      <text:p text:style-name="P3"/>
      <text:p text:style-name="P4"/>
      <text:p text:style-name="P4"/>
      <text:p text:style-name="P7"><text:tab/><text:tab/><text:tab/><text:tab/><text:tab/><text:tab/><text:tab/><text:tab/><text:tab/><text:tab/><text:tab/><text:tab/><text:span text:style-name="T3">Recibe:</text:span><text:span text:style-name="T4"> <text:s text:c="2"/>_____________________________________</text:span>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y="-0.3937in" svg:width="1.7661in" svg:height="1.136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8T19:56:25.306805084</dc:date>
    <meta:generator>LibreOffice/4.2.8.2$Linux_x86 LibreOffice_project/420m0$Build-2</meta:generator>
    <meta:editing-duration>PT20H36M14S</meta:editing-duration>
    <meta:editing-cycles>38</meta:editing-cycles>
    <meta:document-statistic meta:table-count="1" meta:image-count="1" meta:object-count="0" meta:page-count="1" meta:paragraph-count="20" meta:word-count="29" meta:character-count="285" meta:non-whitespace-character-count="261"/>
  </office:meta>
</office:document-meta>
</file>